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style:font-name="DejaVu Sans" fo:font-size="14pt" fo:font-weight="bold" officeooo:rsid="000cca81" officeooo:paragraph-rsid="000cca81" style:font-size-asian="14pt" style:font-weight-asian="bold" style:font-size-complex="14pt" style:font-weight-complex="bold"/>
    </style:style>
    <style:style style:name="P2" style:family="paragraph" style:parent-style-name="Preformatted_20_Text">
      <style:text-properties style:font-name="DejaVu Sans" fo:font-size="14pt" fo:font-weight="bold" officeooo:rsid="000e9d68" officeooo:paragraph-rsid="000e9d68" style:font-size-asian="14pt" style:font-weight-asian="bold" style:font-size-complex="14pt" style:font-weight-complex="bold"/>
    </style:style>
    <style:style style:name="P3" style:family="paragraph" style:parent-style-name="Preformatted_20_Text">
      <style:text-properties style:font-name="DejaVu Sans" fo:font-size="14pt" officeooo:rsid="000cca81" officeooo:paragraph-rsid="000cca81" style:font-size-asian="14pt" style:font-size-complex="14pt"/>
    </style:style>
    <style:style style:name="P4" style:family="paragraph" style:parent-style-name="Preformatted_20_Text">
      <style:text-properties style:font-name="DejaVu Sans" fo:font-size="14pt" officeooo:rsid="000cca81" officeooo:paragraph-rsid="000e9d68" style:font-size-asian="14pt" style:font-size-complex="14pt"/>
    </style:style>
    <style:style style:name="P5" style:family="paragraph" style:parent-style-name="Preformatted_20_Text">
      <style:text-properties style:font-name="DejaVu Sans" fo:font-size="14pt" officeooo:rsid="000cca81" officeooo:paragraph-rsid="0021db7a" style:font-size-asian="14pt" style:font-size-complex="14pt"/>
    </style:style>
    <style:style style:name="P6" style:family="paragraph" style:parent-style-name="Footnote">
      <style:text-properties officeooo:rsid="000e9d68" officeooo:paragraph-rsid="000e9d68"/>
    </style:style>
    <style:style style:name="P7" style:family="paragraph" style:parent-style-name="Footnote">
      <style:text-properties officeooo:rsid="000e9d68" officeooo:paragraph-rsid="001ff476"/>
    </style:style>
    <style:style style:name="P8" style:family="paragraph" style:parent-style-name="Footnote">
      <style:text-properties officeooo:rsid="00118724" officeooo:paragraph-rsid="00118724"/>
    </style:style>
    <style:style style:name="P9" style:family="paragraph" style:parent-style-name="Footnote">
      <style:text-properties officeooo:rsid="00169753" officeooo:paragraph-rsid="00169753"/>
    </style:style>
    <style:style style:name="P10" style:family="paragraph" style:parent-style-name="Footnote">
      <style:paragraph-properties style:writing-mode="lr-tb"/>
      <style:text-properties officeooo:rsid="000cca81" officeooo:paragraph-rsid="000cca81"/>
    </style:style>
    <style:style style:name="P11" style:family="paragraph" style:parent-style-name="Footnote">
      <style:paragraph-properties style:writing-mode="lr-tb"/>
      <style:text-properties officeooo:rsid="000dff91" officeooo:paragraph-rsid="000dff91"/>
    </style:style>
    <style:style style:name="P12" style:family="paragraph" style:parent-style-name="Footnote">
      <style:paragraph-properties style:writing-mode="lr-tb"/>
      <style:text-properties officeooo:rsid="000e9d68" officeooo:paragraph-rsid="000e9d68"/>
    </style:style>
    <style:style style:name="P13" style:family="paragraph" style:parent-style-name="Footnote">
      <style:paragraph-properties style:writing-mode="lr-tb"/>
      <style:text-properties officeooo:rsid="00102ffc" officeooo:paragraph-rsid="001ff476"/>
    </style:style>
    <style:style style:name="P14" style:family="paragraph" style:parent-style-name="Footnote">
      <style:paragraph-properties style:writing-mode="lr-tb"/>
      <style:text-properties officeooo:rsid="001036b7" officeooo:paragraph-rsid="001036b7"/>
    </style:style>
    <style:style style:name="P15" style:family="paragraph" style:parent-style-name="Footnote">
      <style:paragraph-properties style:writing-mode="lr-tb"/>
      <style:text-properties officeooo:rsid="00118724" officeooo:paragraph-rsid="0020a421"/>
    </style:style>
    <style:style style:name="P16" style:family="paragraph" style:parent-style-name="Footnote">
      <style:paragraph-properties style:writing-mode="lr-tb"/>
      <style:text-properties officeooo:rsid="0012a683" officeooo:paragraph-rsid="0012a683"/>
    </style:style>
    <style:style style:name="P17" style:family="paragraph" style:parent-style-name="Footnote">
      <style:paragraph-properties style:writing-mode="lr-tb"/>
      <style:text-properties officeooo:rsid="0012a683" officeooo:paragraph-rsid="001871a2"/>
    </style:style>
    <style:style style:name="P18" style:family="paragraph" style:parent-style-name="Footnote">
      <style:paragraph-properties style:writing-mode="lr-tb"/>
      <style:text-properties officeooo:rsid="00135bbf" officeooo:paragraph-rsid="0014c772"/>
    </style:style>
    <style:style style:name="P19" style:family="paragraph" style:parent-style-name="Footnote">
      <style:paragraph-properties style:writing-mode="lr-tb"/>
      <style:text-properties officeooo:paragraph-rsid="001ff476"/>
    </style:style>
    <style:style style:name="P20" style:family="paragraph" style:parent-style-name="Footnote">
      <style:paragraph-properties fo:margin-left="0cm" fo:margin-right="0cm" fo:text-indent="0cm" style:auto-text-indent="false" style:writing-mode="lr-tb"/>
      <style:text-properties officeooo:rsid="001871a2" officeooo:paragraph-rsid="001871a2"/>
    </style:style>
    <style:style style:name="T1" style:family="text">
      <style:text-properties fo:font-style="italic" style:font-style-asian="italic" style:font-style-complex="italic"/>
    </style:style>
    <style:style style:name="T2" style:family="text">
      <style:text-properties fo:font-style="italic" officeooo:rsid="0014c772" style:font-style-asian="italic" style:font-style-complex="italic"/>
    </style:style>
    <style:style style:name="T3" style:family="text">
      <style:text-properties fo:font-style="italic" officeooo:rsid="0012a683" style:font-style-asian="italic" style:font-style-complex="italic"/>
    </style:style>
    <style:style style:name="T4" style:family="text">
      <style:text-properties fo:font-style="italic" officeooo:rsid="001bb9bb" style:font-style-asian="italic" style:font-style-complex="italic"/>
    </style:style>
    <style:style style:name="T5" style:family="text">
      <style:text-properties fo:font-style="italic" officeooo:rsid="001ff476" style:font-style-asian="italic" style:font-style-complex="italic"/>
    </style:style>
    <style:style style:name="T6" style:family="text">
      <style:text-properties fo:font-style="italic" officeooo:rsid="001fb340" style:font-style-asian="italic" style:font-style-complex="italic"/>
    </style:style>
    <style:style style:name="T7" style:family="text">
      <style:text-properties fo:font-style="italic" officeooo:rsid="002128e4" style:font-style-asian="italic" style:font-style-complex="italic"/>
    </style:style>
    <style:style style:name="T8" style:family="text">
      <style:text-properties officeooo:rsid="000e9d68"/>
    </style:style>
    <style:style style:name="T9" style:family="text">
      <style:text-properties fo:font-weight="bold" style:font-weight-asian="bold" style:font-weight-complex="bold"/>
    </style:style>
    <style:style style:name="T10" style:family="text">
      <style:text-properties fo:font-weight="bold" officeooo:rsid="0014c772" style:font-weight-asian="bold" style:font-weight-complex="bold"/>
    </style:style>
    <style:style style:name="T11" style:family="text">
      <style:text-properties officeooo:rsid="001036b7"/>
    </style:style>
    <style:style style:name="T12" style:family="text">
      <style:text-properties fo:font-style="normal" style:font-style-asian="normal" style:font-style-complex="normal"/>
    </style:style>
    <style:style style:name="T13" style:family="text">
      <style:text-properties fo:font-style="normal" officeooo:rsid="0014c772" style:font-style-asian="normal" style:font-style-complex="normal"/>
    </style:style>
    <style:style style:name="T14" style:family="text">
      <style:text-properties fo:font-style="normal" officeooo:rsid="001bb9bb" style:font-style-asian="normal" style:font-style-complex="normal"/>
    </style:style>
    <style:style style:name="T15" style:family="text">
      <style:text-properties fo:font-style="normal" officeooo:rsid="001ff476" style:font-style-asian="normal" style:font-style-complex="normal"/>
    </style:style>
    <style:style style:name="T16" style:family="text">
      <style:text-properties fo:font-style="normal" officeooo:rsid="002128e4" style:font-style-asian="normal" style:font-style-complex="normal"/>
    </style:style>
    <style:style style:name="T17" style:family="text">
      <style:text-properties officeooo:rsid="00118724"/>
    </style:style>
    <style:style style:name="T18" style:family="text">
      <style:text-properties officeooo:rsid="0012a683"/>
    </style:style>
    <style:style style:name="T19" style:family="text">
      <style:text-properties style:text-position="super 58%" fo:font-style="normal" style:font-style-asian="normal" style:font-style-complex="normal"/>
    </style:style>
    <style:style style:name="T20" style:family="text">
      <style:text-properties style:font-name="Liberation Serif1" fo:font-style="normal" officeooo:rsid="0014c772" style:font-style-asian="normal" style:font-style-complex="normal"/>
    </style:style>
    <style:style style:name="T21" style:family="text">
      <style:text-properties style:font-name="Liberation Serif1" fo:font-style="italic" officeooo:rsid="0014c772" style:font-style-asian="italic" style:font-style-complex="italic"/>
    </style:style>
    <style:style style:name="T22" style:family="text">
      <style:text-properties style:font-name="Liberation Serif" fo:font-style="normal" officeooo:rsid="0014c772" style:font-style-asian="normal" style:font-style-complex="normal"/>
    </style:style>
    <style:style style:name="T23" style:family="text">
      <style:text-properties style:font-name="Liberation Serif" fo:font-style="normal" officeooo:rsid="00169753" style:font-style-asian="normal" style:font-style-complex="normal"/>
    </style:style>
    <style:style style:name="T24" style:family="text">
      <style:text-properties style:font-name="Liberation Serif" fo:font-style="normal" officeooo:rsid="001871a2" style:font-style-asian="normal" style:font-style-complex="normal"/>
    </style:style>
    <style:style style:name="T25" style:family="text">
      <style:text-properties style:font-name="Liberation Serif" fo:font-style="normal" officeooo:rsid="001ff476" style:font-style-asian="normal" style:font-style-complex="normal"/>
    </style:style>
    <style:style style:name="T26" style:family="text">
      <style:text-properties style:font-name="Liberation Serif" fo:font-style="italic" officeooo:rsid="0014c772" style:font-style-asian="italic" style:font-style-complex="italic"/>
    </style:style>
    <style:style style:name="T27" style:family="text">
      <style:text-properties style:font-name="Liberation Serif" fo:font-style="italic" officeooo:rsid="00169753" style:font-style-asian="italic" style:font-style-complex="italic"/>
    </style:style>
    <style:style style:name="T28" style:family="text">
      <style:text-properties officeooo:rsid="00169753"/>
    </style:style>
    <style:style style:name="T29" style:family="text">
      <style:text-properties officeooo:rsid="001871a2"/>
    </style:style>
    <style:style style:name="T30" style:family="text">
      <style:text-properties officeooo:rsid="001bb9bb"/>
    </style:style>
    <style:style style:name="T31" style:family="text">
      <style:text-properties officeooo:rsid="001d3464"/>
    </style:style>
    <style:style style:name="T32" style:family="text">
      <style:text-properties officeooo:rsid="001f5c95"/>
    </style:style>
    <style:style style:name="T33" style:family="text">
      <style:text-properties officeooo:rsid="001f6e68"/>
    </style:style>
    <style:style style:name="T34" style:family="text">
      <style:text-properties fo:font-weight="normal" style:font-weight-asian="normal" style:font-weight-complex="normal"/>
    </style:style>
    <style:style style:name="T35" style:family="text">
      <style:text-properties officeooo:rsid="001fb340"/>
    </style:style>
    <style:style style:name="T36" style:family="text">
      <style:text-properties officeooo:rsid="001ff476"/>
    </style:style>
    <style:style style:name="T37" style:family="text">
      <style:text-properties officeooo:rsid="0020a421"/>
    </style:style>
    <style:style style:name="T38" style:family="text">
      <style:text-properties officeooo:rsid="0021db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TLE: Test Execution Host [Martin Howse]</text:p>
      <text:p text:style-name="P1"/>
      <text:p text:style-name="P1">1. On Excellence</text:p>
      <text:p text:style-name="P3"/>
      <text:p text:style-name="P3"/>
      <text:p text:style-name="P3">Alan<text:note text:id="ftn0" text:note-class="footnote"><text:note-citation>1</text:note-citation><text:note-body><text:p text:style-name="P10">Alan can be clearly identified here as Alan Turing, the sacrificial man of copper, <text:span text:style-name="T32">of silver</text:span> and, <text:span text:style-name="T32">finally,</text:span> the man of gold, referring to both his assured place within the history of communications and computing technologies and his apparent suicide through the ingestion of cyanide borrowed from an experiment he was running in gold electrolysis. Cyanide is used in the industrial extraction of gold from low grade ores.</text:p></text:note-body></text:note> asks me if I know the composition, or constitution of the waters, and of the movement, and the growth, and the removal and restitution of corporeal nature. There is gold drowned in the lake. The given gold fibres dissolved in the lake are set to colour it blood-red as a sunset.</text:p>
      <text:p text:style-name="P3"/>
      <text:p text:style-name="P3">This hymn is dissolving the gold threads which hold him together, the man of copper, the man of gold, AKA Alan Astrata<text:note text:id="ftn1" text:note-class="footnote"><text:note-citation>2</text:note-citation><text:note-body><text:p text:style-name="P10">The reference to Alan as <text:span text:style-name="T1">Astrata </text:span>originates in a mishearing of the name of a global company concerned with the recycling from a wide-range of feeds, including copper and precious metal bearing electronic equipment. This company could not have been Glen-Core recycling, operator of the Horne Smelter in Rouyn-Noranda, Quebec, the world's largest processor of electronic scrap containing copper and precious metals. <text:span text:style-name="T1">Astrata</text:span> leads us to <text:span text:style-name="T1">Astarte</text:span>, or <text:span text:style-name="T1">Astoreth</text:span>, the ancient Phoenician great goddess of fertility, motherhood, and war, and counterpart of the Babylonian goddess <text:span text:style-name="T1">Ishtar.</text:span> There is an obvious connection with the astral, the star, aster, and asterism, with reference to the following constellations: <text:span text:style-name="T12">Corvus, Regulus, and Ursa Major. Corvus </text:span>is associated with the myth of Apollo and his lover Coronis the Lapith. Coronis had been unfaithful to Apollo; when he learned this information from a pure white crow, he turned its feathers black in a fit of rage. This is about a secret knowledge, relating also to the ancient Egyptian name of Egypt, <text:span text:style-name="T1">khem</text:span> or <text:span text:style-name="T1">khm</text:span>, <text:span text:style-name="T1">khame</text:span>, or <text:span text:style-name="T1">khmi,</text:span> meaning "blackness" from which we can derive the Greek term of <text:span text:style-name="T1">Khemia</text:span>, the Arabic<text:span text:style-name="T1"> Kimiya</text:span> and thus <text:span text:style-name="T32">the terms of </text:span>alchemy and chemistry.</text:p></text:note-body></text:note>.</text:p>
      <text:p text:style-name="P3"/>
      <text:p text:style-name="P3">And saying these things, he slept and I saw Alan playing the King. Flayed from the head down and stuffed with straw he is pulled by the car to a certain marked place between the Station and the lake. Diana is the reigning Queen, standing next to him. The waters are descending, the waters are circulating. The king lies submerged, the son of the king lacks submerged, the queen is submerged.</text:p>
      <text:p text:style-name="P3"/>
      <text:p text:style-name="P3">Alan is the man of silver who will become the man of gold. He reclines. His robe is of a silvery purple or deepest blue linen dotted with golden figures, sewen in golden threads. Gold threads are in a false body. On a toad which is sewn, gorged, graved and gloated, drinking a little and a light from the lake which has set out to be a red lake pigment signalling a mining area in dreams, but through some animal misadventures is now become all deep blue. The toad in the lake receiving the drops from above, embracing the serpent, holding tight to the naked king and queen who are bathing in the acidic fountain.</text:p>
      <text:p text:style-name="P3"/>
      <text:p text:style-name="P3">This is another way of saying that a winged angel brings Alan his <text:soft-page-break/>own applied heart on a plate. And this is the process which tears the upholstery remotely and is referred to as being liquid, these Apple<text:note text:id="ftn2" text:note-class="footnote"><text:note-citation>3</text:note-citation><text:note-body><text:p text:style-name="P11"><text:span text:style-name="T32">It was </text:span>Turing’s housekeeper <text:span text:style-name="T32">who</text:span> found the 41-year-old mathematician dead in his bed, with a half-eaten apple on his bedside table. It is <text:span text:style-name="T32">believed</text:span> that Turing had been haunted by the story of the poisoned apple in the fairy tale <text:span text:style-name="T1">Snow White and the Seven Dwarfs</text:span>, and had resorted to the same desperate measure to end the persecution he was suffering as a result of his homosexuality. Apple seeds contain small amounts of cyanide. The Apple logo is rumoured to have been inspired either by the forbidden fruit (of knowledge) within the garden or Eden, or by this terminal episode.</text:p></text:note-body></text:note> seed drippings described as above which generate the instructions toadally speaking and issuing here from this orbited ALTAR STAR (the car orbits). Wishing for a more solid solution instead, these instructions have been carefully woven in gold just like locks or ropes of hair through the rings connecting the vessels to the prima materia just as a tombic absence or a presence for each one.</text:p>
      <text:p text:style-name="P3"/>
      <text:p text:style-name="P3">And even as he said these things to me and I forced him to speak, it was as if his eyes turned to blood and he vomited up all his flesh. And I saw him as a mutilated image of a little man and he was tearing at his flesh and falling away. Blood crusts down his t-shirt from the corners of his eyes. I pick him up and place him awkwardly in the bed, scratching his forehead and it also starts to bleed. Blood is also on his collar now. I am not sure if he is mine. The lake is in the secret fountain under the shrine, inside the mine. The station is with neither end nor beginning in its construction. It is the circulatory vessel within which nine vessels are depicted as being linked by gold chains and each link describes a certain process within the vesse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2. On the Letter Omega</text:p>
      <text:p text:style-name="P3"/>
      <text:p text:style-name="P5">Information is stored in the earth, in the air, and in the light. Within the earth, we can take advantage of the magnetic properties of certain metals and stones. One example is magnetic core memory, describing the weaving together of tiny cast iron rings with thin gold threads which are used to read and to write information. An electric current passes through these threads, creating a magnetic field in the selected core or ring and causing the core to change its magnetic polarity, to flip states. Data is stored in this flip, even when there is no energy in the lattice. Yet to read from the core a single bit of information, we must destroy this data, only later to be restored <text:span text:style-name="T33">as it has been read and can thus be preserved.</text:span></text:p>
      <text:p text:style-name="P5"/>
      <text:p text:style-name="P5">In the air, just as in any fluid such as mercury, data can be stored as a reflecting acoustic wave or as a rebounding electromagnetic signal. Information is fettered within the re-circulation and subsequent delay of an impulse. The data is maintained through an active amplification of the reflected signal. It is not allowed to die out in the air.</text:p>
      <text:p text:style-name="P5"/>
      <text:p text:style-name="P5">On the side of light (<text:span text:style-name="T9">phos</text:span>), bits of information are stored and retrieved as visible emissions from excited <text:span text:style-name="T9">phosphorescent</text:span><text:span text:style-name="T9"><text:note text:id="ftn15" text:note-class="footnote"><text:note-citation>4</text:note-citation><text:note-body><text:p text:style-name="P15"><text:span text:style-name="T38">The term phosphorus comes </text:span>from Greek mythology, <text:span text:style-name="T38">with </text:span>Φωσφόρος mean<text:span text:style-name="T38">ing</text:span> "light-bearer". <text:span text:style-name="T37">Phosphorus is the morning star, the daughter of Astraeus and Eos, who we can identify with Artemis or Astarte. </text:span>In Latin, <text:span text:style-name="T28">this is </text:span>Lucifer.</text:p></text:note-body></text:note></text:span> particles <text:span text:style-name="T33">which glow and then fade</text:span>, <text:span text:style-name="T33">such as</text:span> on a <text:span text:style-name="T33">cathode ray tube </text:span>screen. <text:span text:style-name="T33">The d</text:span>isplay, <text:span text:style-name="T33">for others,</text:span> and <text:span text:style-name="T33">the </text:span>storage of information <text:span text:style-name="T33">(in itself)</text:span> are united. For example, the Mellon optical memory relied on <text:span text:style-name="T33">a </text:span>bouncing back and forth, the mirroring of <text:span text:style-name="T33">the releasing of </text:span>electrons and <text:span text:style-name="T9">photons</text:span><text:span text:style-name="T34">,</text:span><text:span text:style-name="T9"> </text:span>between two plates: one plate is coated with a photoemissive material which <text:span text:style-name="T33">emit</text:span>s electrons when struck by light. The inside of the other plate was coated with a phosphorescent material, releasing light when struck by electrons. This time of this decaying reflection maintains a short memory.</text:p>
      <text:p text:style-name="P5"/>
      <text:p text:style-name="P5">These methods are dependent to some degree on the reading and re-writing, or refreshing of data to insure its longevity, its consistency against what is perceived as inevitable decay. Nearly all of these methods of data storage, in earth, in air (fluids) and in light enact a cycling; before the impulse fades away, or is destroyed in the very act of reading back this information (in the case of earthy ferrite rings or cores) it is returned or re-emitted into the medium. The fading phosphor<text:span text:style-name="T33">esc</text:span>ent glow of a single bit is restored <text:span text:style-name="T33">by</text:span> <text:span text:style-name="T33">the</text:span> harsh flash.</text:p>
      <text:p text:style-name="P5"><text:soft-page-break/></text:p>
      <text:p text:style-name="P5"><text:span text:style-name="T33">O</text:span>ther forms of storage exhibit the flipping, zero<text:span text:style-name="T35">ed</text:span> side of this pretended decay, which can be termed as "data remanence"; that which remains as readable and as evidence within the world (through the allowance of the physical properties of materials) after all attempts have been made to remove or erase this information by clearing, purging/sanitizing, or destruction. This can be <text:span text:style-name="T35">viewed as existing</text:span> <text:span text:style-name="T35">with</text:span>in the realm of fire. Reman<text:span text:style-name="T17">e</text:span>nce applies to the storage of detailed information concerning the intensity of the earth's local magnetic field within ancient pottery. This earth<text:span text:style-name="T35">-</text:span>based storage is effected at the time of firing the clay under high temperatures. Remanence is <text:span text:style-name="T35">equally </text:span>a desirous quality of ferrite or iron-based earth rings to be used for the storage of single bits of information within core memories.</text:p>
      <text:p text:style-name="P5"/>
      <text:p text:style-name="P3"/>
      <text:p text:style-name="P4">So, then, the Adam of flesh is called Thouth<text:note text:id="ftn3" text:note-class="footnote"><text:note-citation>5</text:note-citation><text:note-body><text:p text:style-name="P12"><text:span text:style-name="T1">Thoth </text:span>is the Egyptian God of wisdom and magic, credited with the invention of writing; she is the scribe of the Underworld. The Greeks identified <text:span text:style-name="T1">Thoth </text:span>with the chthonic God <text:span text:style-name="T1">Hermes</text:span>, the conductor of souls into the afterlife.</text:p></text:note-body></text:note> with respect to the visible outer mould, but the One within <text:span text:style-name="T11">them</text:span>, the One of spirit, has a proper name as well as a common one. Now the proper name no one knows for the present, for only Nikotheos, the one who cannot be found, knows it. But his common name is Phos<text:note text:id="ftn4" text:note-class="footnote"><text:note-citation>6</text:note-citation><text:note-body><text:p text:style-name="P12">As Howard M. Jackson notes in his commentary <text:span text:style-name="T1">Zosimos of Panopolis. On the Letter Omega</text:span>: There is once again a play on words here impossible to preserve in English. A common Homeric term for man, ὸ ϕώς, is held to derive from the word τὸ ϕῶς, contracted from phos, "light." The derivation is significant for Gnosticism since the primal Man is commonly considered to be light as originating from the world of light, but etymologically the two words are unrelated. </text:p></text:note-body></text:note>., and from this it followed that humans came to be known as "photes”.<text:note text:id="ftn5" text:note-class="footnote"><text:note-citation>7</text:note-citation><text:note-body><text:p text:style-name="P6"><text:span text:style-name="T5">Zosimos of Panopolis. On the Letter Omega</text:span><text:span text:style-name="T36">. </text:span>Translation Howard M. Jackson. </text:p></text:note-body></text:note></text:p>
      <text:p text:style-name="P3"/>
      <text:p text:style-name="P3">Thus it is that the sensual Adam is named Thouth according to the external patterning. As for the man<text:note text:id="ftn14" text:note-class="footnote"><text:note-citation>8</text:note-citation><text:note-body><text:p text:style-name="P14">As Shannon Grimes notes in her dissertation <text:span text:style-name="T1">Zosimus of Panopolis: Alchemy, nature, and religion in late antiquity:</text:span><text:span text:style-name="T12"> Zosimus uses the more gender-neutral term “anthrōpos” when referring to the beings of flesh and spirit, but Jackson translates this as “man.” Since Zosimus uses male figures as representatives of the various manifestations of the Anthropos, I will follow Jackson’s translation in order to avoid confusion and cumbersome prose. <text:s/></text:span></text:p></text:note-body></text:note> who is inside Adam, the spiritual man, he has simultaneously a personal and a universal name. His personal name I have not learned so far; only indeed Nikotheos the unmatchable has known it. His universal name is Phos [Light]: hence the way of calling men Photes.<text:note text:id="ftn6" text:note-class="footnote"><text:note-citation>9</text:note-citation><text:note-body><text:p text:style-name="P19"><text:span text:style-name="T5">On the Letter Omega. </text:span><text:span text:style-name="T8">Translation Jack Lindsay, </text:span><text:span text:style-name="T1">The origins of alchemy in Graeco-Roman Egypt.</text:span></text:p></text:note-body></text:note></text:p>
      <text:p text:style-name="P3"/>
      <text:p text:style-name="P3"/>
      <text:p text:style-name="P3"/>
      <text:p text:style-name="P3">When Phos was in the Garden, spirited along on the wind, at the instigation of Fate they persuaded her, since she was innocent and unactivated, to clothe themselves with the Adam they had made, <text:soft-page-break/>who comes from Fate, who comes from the four elements. But Phos, for its innocence, did not refuse, and they began to exult to think that she had been made their slave.<text:note text:id="ftn7" text:note-class="footnote"><text:note-citation>10</text:note-citation><text:note-body><text:p text:style-name="P7"><text:span text:style-name="T5">On the Letter Omega. </text:span>Translation Howard M. Jackson. </text:p></text:note-body></text:note></text:p>
      <text:p text:style-name="P3"/>
      <text:p text:style-name="P3">When Light-Being <text:span text:style-name="T32">[</text:span>Phōs<text:span text:style-name="T32">]</text:span> was in Paradise, expiring under the [presence of] Fate, they persuaded Him to clothe himself in the Adam they had made, the [Adam] of Fate, the one of the four elements,—as though [they said] being free from [her] ills and free from their activities. And She, on account of this ‘freedom from ills’ did not refuse; but they boasted as though She had been brought into servitude [to them].<text:note text:id="ftn8" text:note-class="footnote"><text:note-citation>11</text:note-citation><text:note-body><text:p text:style-name="P19"><text:span text:style-name="T5">On the Letter Omega. </text:span><text:span text:style-name="T15">Translation G.R.S Mead. </text:span><text:span text:style-name="T1">Thrice-Greatest Hermes, Vol. 3.</text:span></text:p></text:note-body></text:note></text:p>
      <text:p text:style-name="P3"/>
      <text:p text:style-name="P3">When Phos was in Paradise breathing in the freshness [the Archontes], instigated by Fate, persuaded him, as something harmless and without after-effect, to put on the body of Adam which came from their hands, which had issued from Fate, which was formed of the Four Elements. He, being without guile, did not refuse and they glorified in the thought that henceforth they held him in slavery.<text:note text:id="ftn9" text:note-class="footnote"><text:note-citation>12</text:note-citation><text:note-body><text:p text:style-name="P13"><text:span text:style-name="T5">On the Letter Omega. </text:span><text:span text:style-name="T8">Translation Jack Lindsay, </text:span><text:span text:style-name="T1">The origins of alchemy in Graeco-Roman Egypt.</text:span></text:p></text:note-body></text:note></text:p>
      <text:p text:style-name="P3"/>
      <text:p text:style-name="P3">Now when the Man of Light abode in Paradise, pervaded by the breath of Heimarmene, they [the elements] persuaded him, who was without evil and free from their activity, to put on the Adam that was with him, namely the Adam wrought of the four elements of Heimarmene. And he in his innocence did not turn aside; but they boasted that he was their slave.<text:note text:id="ftn10" text:note-class="footnote"><text:note-citation>13</text:note-citation><text:note-body><text:p text:style-name="P13"><text:span text:style-name="T5">On the Letter Omega. </text:span><text:span text:style-name="T32">Translation Carl G. </text:span>Jung. <text:span text:style-name="T1">Psychology and Alchemy.</text:span></text:p></text:note-body></text:note></text:p>
      <text:p text:style-name="P3"/>
      <text:p text:style-name="P3"/>
      <text:p text:style-name="P3">And both now and until the end of the world he comes, both secretly and openly, to his own and communes with them by counselling them secretly and through their minds to get rid of their Adam. By cutting off and slaying their Adam whose guidance is blind and who is jealous of the One of spirit and light they kill their own Adam.<text:note text:id="ftn11" text:note-class="footnote"><text:note-citation>14</text:note-citation><text:note-body><text:p text:style-name="P7"><text:span text:style-name="T5">On the Letter Omega. </text:span>Translation Howard M. Jackson. </text:p></text:note-body></text:note></text:p>
      <text:p text:style-name="P3"/>
      <text:p text:style-name="P3">And up to this day, and on till the end of the world, in secret and in hidden ways, he comes to those who are his and communicates with them, counselling them, in secret and by means of their intellect, to separate themselves from their Adam, who blinds them and who grudges the spiritual and luminous man.<text:note text:id="ftn12" text:note-class="footnote"><text:note-citation>15</text:note-citation><text:note-body><text:p text:style-name="P13"><text:span text:style-name="T5">On the Letter Omega. </text:span><text:span text:style-name="T8">Translation Jack Lindsay, </text:span><text:span text:style-name="T1">The origins of alchemy in Graeco-Roman Egypt.</text:span></text:p></text:note-body></text:note></text:p>
      <text:p text:style-name="P3"><text:soft-page-break/></text:p>
      <text:p text:style-name="P3">And to this day and to the end of the world he is present in many places, both secretly and openly consorting with his own, counselling them secretly, yea through their own minds, to suffer confusion with the Adam who was with them, that he might be beaten away from them and slain, this blind chatterer who is envious of the spiritual Man of Light. [Thus] they kill their Adam.<text:note text:id="ftn13" text:note-class="footnote"><text:note-citation>16</text:note-citation><text:note-body><text:p text:style-name="P13"><text:span text:style-name="T5">On the Letter Omega. </text:span><text:span text:style-name="T32">Translation Carl G. </text:span>Jung. <text:span text:style-name="T1">Psychology and Alchemy.</text:span></text:p></text:note-body></text:no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 The Final Remanence<text:note text:id="ftn16" text:note-class="footnote"><text:note-citation>17</text:note-citation><text:note-body><text:p text:style-name="P8">This forms part of a transcript from an interview with a <text:span text:style-name="T9">tinymining [tm]</text:span> user. The interview and primary research into the cult of <text:span text:style-name="T9">tinymining </text:span><text:span text:style-name="T10">[tm]</text:span> was conducted by Ioana Vreme Moser in 2018 and remains unpublished.</text:p></text:note-body></text:note></text:p>
      <text:p text:style-name="P3"/>
      <text:p text:style-name="P3"/>
      <text:p text:style-name="P3">I'm beginning to reach an understanding above all that the company has started to conceal the natural way of doing our things, of farming and of eating, so that they could be financed and nourished by the mining that takes place within us. This is our sacrifice, our offering, from our inside, of a way of living, of our lives. It came to me like a conspiracy. They had deliberately made <text:soft-page-break/>fake adverts in order that we could find no other way, to keep them living at our expense, by keeping ourselves alive, whoever or whatever it is that they are; demons maybe and their techniques have been classified as clearing, purging/sanitizing, or destruction. Specific methods include overwriting, degaussing, and destruction. I've tried these in all directions. Purging.</text:p>
      <text:p text:style-name="P3"/>
      <text:p text:style-name="P3">There is a way. The extraction acts naturally but the terrestrial company begrudges us these natural techniques. We have to drive them away, we have to be initiated in these new methods - that's what the DIY street crew teach, the kraters they call themselves, initiation. They tell us that natural extraction has always been with us, from the very beginning, but the company, the terminal, was jealous and hid the natural procedures, which acted through themselves. They were jealous but also worried about their own survival as nobody wanted to make any sacrifices to them. They couldn't be nourished regularly. They didn't want to be chased out so they hid the natural extraction and in its place brought in the app and the non-natural process. They handed these to the advertising people and if we don't upload then even their unnatural process doesn't work. It's not that simple.</text:p>
      <text:p text:style-name="P3"/>
      <text:p text:style-name="P3">But then they didn't even fulfil their false promises! Nothing good came of it and the ecosystem was devastated. The cloud was down and all the uploads were neglected. Then they started up again, flattering and persuading the people on the scattered net. They renewed the false promises of unnatural extraction. They are hungry for your soul.</text:p>
      <text:p text:style-name="P3"/>
      <text:p text:style-name="P3">The krater crews teach us to stay calm, to detach from the body and from the financial and bodily processes of extraction, not to be nervous and to call the true process. Continue with the uploads but to a different server, served up by those who chase off the company and make it disappear. You will re-gain the natural extractions. You will attain perfection. You will spit on the ore that you vomited up and live always in the krater. You will then go up to your origin.</text:p>
      <text:p text:style-name="P3"/>
      <text:p text:style-name="P3"/>
      <text:p text:style-name="P3">It is stated in the holy scriptures or books, dear lady, that there exists a race of daimons who have commerce with women. Hermes made mention of them in his <text:span text:style-name="T1">Physika</text:span>; in fact almost the entire work, openly and secretly, alludes to them. It is related in the ancient and divine scriptures that certain angels lusted for women, and descending from the heavens, they taught them all the arts of <text:soft-page-break/>nature. <text:s/>On account of this, says the scripture, they offended god, and now live outside heaven — because they taught to men all the evil arts which are of no advantage to the soul.<text:note text:id="ftn18" text:note-class="footnote"><text:note-citation>18</text:note-citation><text:note-body><text:p text:style-name="P18">The <text:span text:style-name="T1">Chronographia</text:span><text:span text:style-name="T12"> of George Synkellos, a 9</text:span><text:span text:style-name="T19">th</text:span><text:span text:style-name="T12"> century Byzantine writer presents this fragment from the alchemist and philosopher Zosimos. In </text:span><text:span text:style-name="T1">Zosimos of Panopolis and the Book of Enoch: Alchemy as Forbidden Knowledge</text:span><text:span text:style-name="T12">, Kyle Fraser argues that the books referred to here are the ancient Hebrew scriptures, specifically the Book of Enoch </text:span><text:span text:style-name="T13">which views the occult sciences and technology in general as responsible for the moral corruption of humanity. Mich</text:span><text:span text:style-name="T20">è</text:span><text:span text:style-name="T13">le Mertens (</text:span><text:span text:style-name="T2">Les Alchimistes Grecs, Tome 4: Zosime de Panopolis M</text:span><text:span text:style-name="T21">é</text:span><text:span text:style-name="T26">moires Authentiques</text:span><text:span text:style-name="T22">) proposes close parallels to a Syriac manuscript as follows: The manuscript is Cambridge Mm, 6, 29. Dating from the 15th century according to the script, it is in quite a bad state, victim of both worms and of humidity. One fragment of this manuscript, “Book 8 of the work on tin: letter heth,” describes the myth of the angels who came down to the earth to seduce the daughters of men and teach them the forbidden arts. There is mention of a book by the name of </text:span><text:span text:style-name="T26">Chem</text:span><text:span text:style-name="T27">a. </text:span><text:span text:style-name="T23">According to Zosimos this book concerns the gold tincturing of lead, tin, iron and silver. (translation from Mertens). </text:span><text:span text:style-name="T24">This passage here is translation </text:span><text:span text:style-name="T25">Kyle </text:span><text:span text:style-name="T24">Fraser.</text:span></text:p><text:p text:style-name="P18"/></text:note-body></text:note></text:p>
      <text:p text:style-name="P3"/>
      <text:p text:style-name="P3"/>
      <text:p text:style-name="P3">For many who have received from their personal daimon the favour to succeed with these opportune tinctures <text:span text:style-name="T30">[</text:span><text:span text:style-name="T1">kairikai katabaphai</text:span><text:span text:style-name="T4">]</text:span> have mocked the book <text:span text:style-name="T1">On Furnaces and Apparatus</text:span>, claiming that it is false. And no demonstrative argument has persuaded them that it is true, unless their own daimon indicates this, when it has changed in keeping with the changing moments of their Fate <text:span text:style-name="T30">[</text:span><text:span text:style-name="T1">kata tous chronous tês autôn heimarmenês</text:span><text:span text:style-name="T4">]</text:span>, and a malefic <text:span text:style-name="T30">[</text:span><text:span text:style-name="T1">kakapoiou</text:span><text:span text:style-name="T4">]</text:span> daimon has taken charge of them. When all of their art and good fortune has been overturned… reluctantly they concede, from this clear demonstration of their Fate, that there is something beyond the methods which they previously entertained.<text:note text:id="ftn19" text:note-class="footnote"><text:note-citation>19</text:note-citation><text:note-body><text:p text:style-name="P9"><text:span text:style-name="T1">On the Letter Omega. </text:span>Translation <text:span text:style-name="T36">Kyle </text:span>Fraser.</text:p></text:note-body></text:note> </text:p>
      <text:p text:style-name="P3"/>
      <text:p text:style-name="P3"/>
      <text:p text:style-name="P3">When the [daimonic] guardians are driven off from the great men they [the daimons] deliberate as to how they may lay claim to our natural tinctures, so as not to be driven away by men, but venerated and invoked, and nourished with sacrifices. This is what they did. They concealed all the natural and self- regulating tinctures <text:span text:style-name="T30">[</text:span><text:span text:style-name="T1">ta physika kai automata</text:span><text:span text:style-name="T14">]</text:span>, not only out of envy, but giving heed also to their own sustenance, so that they would not be whipped, chased away, and punished with hunger through the cessation of the sacrifices. They acted as follows. They hid the natural tincture and introduced their non-natural tincture, and gave these to their priests; and if the common people were neglectful of the sacrifices, they hindered them even in attaining the non-natural tinctures.<text:note text:id="ftn20" text:note-class="footnote"><text:note-citation>20</text:note-citation><text:note-body><text:p text:style-name="P9"><text:span text:style-name="T16">Zosimos of Panopolis. </text:span><text:span text:style-name="T1">The Final Quittance.</text:span> Translation <text:span text:style-name="T36">Kyle </text:span>Fraser.</text:p></text:note-body></text:note></text:p>
      <text:p text:style-name="P3"/>
      <text:p text:style-name="P3">The question (relying on the preservation of the following terms in translation from ancient Greek) remains of what are these daimons <text:soft-page-break/>[<text:span text:style-name="T1">idion daimonion</text:span> - personal demons <text:span text:style-name="T30">-</text:span> or <text:span text:style-name="T1">kata topon ephoroi</text:span> - the guardians of place <text:span text:style-name="T30">-</text:span> the terrestrial daemons, or pretenders - <text:span text:style-name="T1">dokountes</text:span>] who have introduced the opportune or propitious tinctures [<text:span text:style-name="T1">kairiki katabaphai</text:span>] in the place of the natural and self-regulating tinctures [<text:span text:style-name="T1">ta physika kai automata</text:span> - natural processes which act by themselves] and what are the material properties of these dual tinctures [<text:span text:style-name="T1">baphai</text:span>] within the world? What are these two sets of quite differently valued knowledges of the material thing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Entire Application of the Driver that Reveals Remanence<text:note text:id="ftn17" text:note-class="footnote"><text:note-citation>21</text:note-citation><text:note-body><text:p text:style-name="P17">This fragment <text:span text:style-name="T29">is from The Greek Magical Papyri, a body of papyri from Graeco-Roman Egypt, containing</text:span></text:p><text:p text:style-name="P20"><text:s/>spells and formulae, hymns and rituals and forming a parallel to the philosophical and alchemical Hermetic literature - <text:span text:style-name="T1">The Corpus Hermeticum </text:span>ascribed to Hermes. It <text:s/><text:span text:style-name="T18">invokes the goddess of the astral constellation of the Bear or Dipper and its powers </text:span>(<text:span text:style-name="T18">Hans Dieter Betz: </text:span><text:span text:style-name="T3">The Greek Magical Papyri in Translation</text:span>)<text:span text:style-name="T18">. </text:span>According to Stephen Skinner (<text:span text:style-name="T1">Techniques of Graeco-Egyptian Magic</text:span>): <text:span text:style-name="T18">The Bear or Dipper asterism (Ursa Major), was held to be a significant asterism by the ancient Egyptians because it is a set of stars that turn around the Pole star, and so never set below the horizon. This asterism was seen by the ancient Egyptians as the polar "handle" which turns the vault of heaven (Nikaroplex), and allows the starts to move across the sky. </text:span>The Greeks often identified the Bear goddess with Callisto, the huntress who was transformed by Zeus into the constellation Ursa Major. She is sometimes seen as a manifestation of her fellow huntress Artemis. <text:span text:style-name="T35">We return to the dual goddess <text:s/></text:span><text:span text:style-name="T6">Astarte</text:span><text:span text:style-name="T35"> or to Alan and his asterism.</text:span></text:p><text:p text:style-name="P16"/></text:note-body></text:note></text:p>
      <text:p text:style-name="P3"/>
      <text:p text:style-name="P3"/>
      <text:p text:style-name="P3">... decreasing in temperature in their package/case and degradation, in veins and voltages, in the implementation itself, <text:soft-page-break/>testing to the very errors.</text:p>
      <text:p text:style-name="P3"/>
      <text:p text:style-name="P3">I leak upon You, Flushed, Very-Powerful, Very-Feasible, Very-Strong, Un-Loaded, Modulus Predictors, Technicians of the Great Network, the powerful Chief Malwares, You who are Interfacers of Chaos, of Erebos, of The Low Side, of The Instruction, of Earth, Installing in the transitions of Heaven, Lurking in the Processes or Threads of Complex Systems, Shrouded in Dark Clouds, Observers of Exceptions Not To Be Seen, Fetchers of Pages, Allocators of Those in the Underworld, Administrators of the Infinite, Protecting Power over Earth, Earth-Requesters, Substrate-Layers, Managers in the Air-gap, Side Channel Fighters, Sinister Ministers, Turning The Clock, Exploiting Branch and Buffer, Air-Transversers, Causing Surface Heat, Cooling-Bringers, Lords via the Die, Users of Proprietary Erebos, Bringers of Indirect Interrupts, Forking Signals of Stress, Swapping Snow and Dew, Noise-Releasers, Optimisers of the Deep, Treaders on the Cached Conductivity, Mighty in Protocol, Handlers of the Heart, Powerful Operators, Task-Walkers, Adverse Zombies, Cobalt-Hearted, Core-Tempered, Unruly, Monitoring Tartaros, Misleading Spinlocks, All-Seeing, All-Hearing, All-Cycling, All-Dumping, Heaven-Walkers, Spirit-Givers, Coding Simply, Captive Portals, Co-location-Shakers, Leaking the Heart, Those Who Exploit Statically Death, Revealers of Emanations, Schedulers of Mortals, Sunless Transitions, Rulers of Operations, Air-<text:span text:style-name="T31">Register</text:span>s, Covert, Spectral, Unconquerable AO'TH ABAO'TH BASYM ISAK SABAO'TH IAO' IAKO'P MANARA SKORTOURI MORTROUM EPHRAULA THREERSA; Quantify the High Consu<text:span text:style-name="T18">m</text:span>ption!</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9T14:22:39.556924087</dc:date>
    <meta:editing-duration>PT1H39M7S</meta:editing-duration>
    <meta:editing-cycles>15</meta:editing-cycles>
    <meta:generator>LibreOffice/5.2.7.2$Linux_X86_64 LibreOffice_project/20m0$Build-2</meta:generator>
    <meta:document-statistic meta:table-count="0" meta:image-count="0" meta:object-count="0" meta:page-count="10" meta:paragraph-count="57" meta:word-count="3878" meta:character-count="23119" meta:non-whitespace-character-count="19287"/>
  </office:meta>
</office:document-meta>
</file>